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Lights-title">
      <style:graphic-properties fo:min-height="2.63cm" loext:decorative="false"/>
      <style:paragraph-properties style:writing-mode="lr-tb"/>
    </style:style>
    <style:style style:name="pr2" style:family="presentation" style:parent-style-name="Lights-subtitle">
      <style:graphic-properties draw:fill-color="#ffffff" fo:min-height="5.619cm" loext:decorative="false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Lights1-title">
      <style:graphic-properties draw:auto-grow-height="true" fo:min-height="2.75cm" loext:decorative="false"/>
      <style:paragraph-properties style:writing-mode="lr-tb"/>
    </style:style>
    <style:style style:name="pr5" style:family="presentation" style:parent-style-name="Lights1-outline1">
      <style:graphic-properties draw:fill="none" draw:opacity="100%" fo:min-height="12.737cm" loext:decorative="false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size="24pt" style:font-size-asian="24pt" style:font-size-complex="24pt"/>
    </style:style>
    <style:style style:name="P3" style:family="paragraph">
      <loext:graphic-properties draw:fill-color="#ffffff"/>
      <style:text-properties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loext:graphic-properties draw:fill="none" draw:opacity="100%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color="#ffffff" loext:opacity="100%" fo:font-size="40pt" style:font-size-asian="40pt" style:font-size-complex="40pt"/>
    </style:style>
    <style:style style:name="P8" style:family="paragraph">
      <loext:graphic-properties draw:fill="none" draw:opacity="100%"/>
      <style:text-properties fo:color="#ffffff" loext:opacity="100%" fo:font-size="40pt" style:font-size-asian="40pt" style:font-size-complex="4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ffff" loext:opacity="100%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user-transformed="true">
          <draw:text-box>
            <text:p text:style-name="P1">AI Agent: Автоматизация браузера</text:p>
          </draw:text-box>
        </draw:frame>
        <draw:frame presentation:style-name="pr2" draw:text-style-name="P3" draw:layer="layout" svg:width="25.199cm" svg:height="5.619cm" svg:x="1.4cm" svg:y="7.2cm" presentation:class="subtitle" presentation:user-transformed="true">
          <draw:text-box>
            <text:p text:style-name="P2">Выполнил: Никулин А. М.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 presentation:user-transformed="true">
          <draw:text-box>
            <text:p>Цель проекта</text:p>
          </draw:text-box>
        </draw:frame>
        <draw:frame presentation:style-name="pr5" draw:text-style-name="P5" draw:layer="layout" svg:width="25cm" svg:height="10cm" svg:x="1.5cm" svg:y="4cm" presentation:class="outline" presentation:user-transformed="true">
          <draw:text-box>
            <text:list text:style-name="L2">
              <text:list-header>
                <text:p>Создать веб-приложение на базе Flask для автоматизации действий в браузере (поиск, решение капчи, извлечение данных) с использованием Selenium и GPT-4o, обеспечивая безопасность через 2FA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 presentation:user-transformed="true">
          <draw:text-box>
            <text:p>Ключевые особенности</text:p>
          </draw:text-box>
        </draw:frame>
        <draw:frame presentation:style-name="pr5" draw:text-style-name="P5" draw:layer="layout" svg:width="25cm" svg:height="10cm" svg:x="1.5cm" svg:y="4cm" presentation:class="outline" presentation:user-transformed="true">
          <draw:text-box>
            <text:list text:style-name="L2">
              <text:list-item>
                <text:p>Автоматизация поиска и извлечения данных (например, на Amazon).</text:p>
              </text:list-item>
              <text:list-item>
                <text:p>Обработка капчи с автоматическим удалением скриншотов.</text:p>
              </text:list-item>
              <text:list-item>
                <text:p>Поддержка браузеров: Chrome, Firefox, Edge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 presentation:user-transformed="true">
          <draw:text-box>
            <text:p>Технологический стек</text:p>
          </draw:text-box>
        </draw:frame>
        <draw:frame presentation:style-name="pr5" draw:text-style-name="P5" draw:layer="layout" svg:width="25cm" svg:height="10cm" svg:x="1.5cm" svg:y="4cm" presentation:class="outline" presentation:user-transformed="true">
          <draw:text-box>
            <text:list text:style-name="L2">
              <text:list-header>
                <text:p>Фронтенд: HTML, CSS, JavaScript</text:p>
                <text:p>Бэкенд: Python 3.12</text:p>
                <text:p>Используемые технологии: Flask, Selenium, GPT-4o, SQLite, 2FA.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 presentation:user-transformed="true">
          <draw:text-box>
            <text:p>Основные функции</text:p>
          </draw:text-box>
        </draw:frame>
        <draw:frame presentation:style-name="pr5" draw:text-style-name="P5" draw:layer="layout" svg:width="25cm" svg:height="10cm" svg:x="1.5cm" svg:y="4cm" presentation:class="outline" presentation:user-transformed="true">
          <draw:text-box>
            <text:list text:style-name="L2">
              <text:list-item>
                <text:p>Автоматизация поиска</text:p>
              </text:list-item>
              <text:list-item>
                <text:p>Решение капчи: Обнаружение, решение и отправка результата</text:p>
              </text:list-item>
              <text:list-item>
                <text:p>Извлечение данных: результат поиска с описанием и ссылкой.</text:p>
              </text:list-item>
              <text:list-item>
                <text:p>Изображение: Скриншот браузера с результатами поиска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 presentation:user-transformed="true">
          <draw:text-box>
            <text:p>Безопасность</text:p>
          </draw:text-box>
        </draw:frame>
        <draw:frame presentation:style-name="pr5" draw:text-style-name="P5" draw:layer="layout" svg:width="25cm" svg:height="10cm" svg:x="1.5cm" svg:y="4cm" presentation:class="outline" presentation:user-transformed="true">
          <draw:text-box>
            <text:list text:style-name="L2">
              <text:list-header>
                <text:p>Двухфакторная аутентификация (2FA) с использованием pyotp. Генерируется QR-код, который можно отсканировать с помощью приложения-аутентификатора(например Google Authenticator) и ввести код из приложения при входе или регистрации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 presentation:user-transformed="true">
          <draw:text-box>
            <text:p>Планы на будущее</text:p>
          </draw:text-box>
        </draw:frame>
        <draw:frame presentation:style-name="pr5" draw:text-style-name="P5" draw:layer="layout" svg:width="25cm" svg:height="10cm" svg:x="1.5cm" svg:y="4cm" presentation:class="outline" presentation:user-transformed="true">
          <draw:text-box>
            <text:list text:style-name="L2">
              <text:list-item>
                <text:p>Развернуть данное приложение на сервере Ubuntu 24.04, используя домен agent-gpt.ru<text:line-break/></text:p>
              </text:list-item>
              <text:list-item>
                <text:p>Ввести платную подписку, а бесплатные запросы ограничить 1000 токенами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 presentation:user-transformed="true">
          <draw:text-box>
            <text:p>Заключение</text:p>
          </draw:text-box>
        </draw:frame>
        <draw:frame presentation:style-name="pr5" draw:text-style-name="P5" draw:layer="layout" svg:width="25cm" svg:height="10cm" svg:x="1.5cm" svg:y="4cm" presentation:class="outline" presentation:user-transformed="true">
          <draw:text-box>
            <text:list text:style-name="L2">
              <text:list-header>
                <text:p text:style-name="P6"><text:span text:style-name="T1">Проект автоматизирует задачи, обеспечивает безопасность и готов к использованию. Скачать его можно </text:span><text:span text:style-name="T1"><text:a xlink:href="https://github.com/Andrew7987Nikulin/ai_agent" xlink:type="simple">здесь</text:a></text:span><text:span text:style-name="T1"><text:s/></text:span></text:p>
                <text:p/>
                <text:p>У данного проекта есть огромный потенциал к будущим улучшениям и нововведениям.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ights1" presentation:presentation-page-layout-name="AL2T1">
        <office:forms form:automatic-focus="false" form:apply-design-mode="false"/>
        <draw:frame presentation:style-name="pr5" draw:text-style-name="P8" draw:layer="layout" svg:width="25cm" svg:height="10cm" svg:x="1.5cm" svg:y="1.5cm" presentation:class="outline" presentation:user-transformed="true">
          <draw:text-box>
            <text:list text:style-name="L2">
              <text:list-header>
                <text:p text:style-name="P7"><text:span text:style-name="T2">Спасибо за внимание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Gradient_20_7" draw:display-name="Gradient 7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 loext:decorative="false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 loext:decorative="false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 loext:decorative="false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 loext:decorative="false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 loext:decorative="false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 loext:decorative="false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 loext:decorative="false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 loext:decorative="false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 loext:decorative="false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 loext:decorative="false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 loext:decorative="false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 loext:decorative="false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 loext:decorative="false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 loext:decorative="false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 loext:decorative="false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 loext:decorative="false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 loext:decorative="false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 loext:decorative="false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 loext:decorative="false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 loext:decorative="false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 loext:decorative="false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 loext:decorative="false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 loext:decorative="false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7cm" svg:height="9.56cm" svg:x="2cm" svg:y="2.5cm" presentation:class="page"/>
        <draw:frame presentation:style-name="Lights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0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номер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7cm" svg:height="9.56cm" svg:x="2cm" svg:y="2.5cm" presentation:class="page"/>
        <draw:frame presentation:style-name="Lights1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ights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номер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Lights2-title" draw:layer="backgroundobjects" svg:width="17cm" svg:height="9.56cm" svg:x="2cm" svg:y="2.5cm" presentation:class="page"/>
        <draw:frame presentation:style-name="Lights2-notes" draw:layer="backgroundobjects" svg:width="17cm" svg:height="14cm" svg:x="2cm" svg:y="13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18T13:02:17.813000000</meta:creation-date>
    <meta:editing-duration>PT6M3S</meta:editing-duration>
    <meta:editing-cycles>3</meta:editing-cycles>
    <meta:generator>LibreOffice/24.8.6.2$Windows_X86_64 LibreOffice_project/6d98ba145e9a8a39fc57bcc76981d1fb1316c60c</meta:generator>
    <dc:title>Lights</dc:title>
    <dc:date>2025-05-18T13:33:17.644000000</dc:date>
    <meta:document-statistic meta:object-count="114"/>
  </office:meta>
</office:document-meta>
</file>